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svg:font-family="'Time new'"/>
    <style:font-face style:name="Times new" svg:font-family="'Times new'"/>
    <style:font-face style:name="baomoi" svg:font-family="baomoi, 'San Francisco', 'Helvetica Neue', Helvetica, Arial, sans-serif"/>
    <style:font-face style:name="q serif" svg:font-family="'q serif', Georgia, Times, 'Times New Roman', 'Hiragino Kaku Gothic Pro', Meiryo, 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14in" style:rel-column-width="9476*"/>
    </style:style>
    <style:style style:name="Table1.B" style:family="table-column">
      <style:table-column-properties style:column-width="2.8722in" style:rel-column-width="27181*"/>
    </style:style>
    <style:style style:name="Table1.C" style:family="table-column">
      <style:table-column-properties style:column-width="3.0514in" style:rel-column-width="2887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2347in"/>
    </style:style>
    <style:style style:name="P1" style:family="paragraph" style:parent-style-name="Table_20_Contents">
      <style:paragraph-properties fo:text-align="center" style:justify-single-word="false"/>
      <style:text-properties fo:font-variant="normal" fo:text-transform="none" fo:color="#333333" style:font-name="Times New Roman" fo:font-size="14pt" fo:letter-spacing="normal" fo:font-style="normal" fo:font-weight="normal" officeooo:paragraph-rsid="0002de63" style:font-size-asian="14pt" style:font-size-complex="14pt"/>
    </style:style>
    <style:style style:name="P2" style:family="paragraph" style:parent-style-name="Table_20_Contents">
      <style:paragraph-properties fo:text-align="start" style:justify-single-word="false"/>
      <style:text-properties style:font-name="Times New Roman" fo:font-size="14pt" officeooo:paragraph-rsid="0002de63" style:font-size-asian="14pt" style:font-size-complex="14pt"/>
    </style:style>
    <style:style style:name="P3" style:family="paragraph" style:parent-style-name="Table_20_Contents">
      <style:paragraph-properties fo:text-align="center" style:justify-single-word="false"/>
      <style:text-properties style:font-name="Times New Roman" fo:font-size="14pt" officeooo:paragraph-rsid="0002de63" style:font-size-asian="14pt" style:font-size-complex="14pt"/>
    </style:style>
    <style:style style:name="P4" style:family="paragraph" style:parent-style-name="Table_20_Contents">
      <style:paragraph-properties fo:text-align="justify" style:justify-single-word="false"/>
      <style:text-properties style:font-name="Times New Roman" fo:font-size="14pt" officeooo:rsid="000f7196" officeooo:paragraph-rsid="0002de63" style:font-size-asian="14pt" style:font-size-complex="14pt"/>
    </style:style>
    <style:style style:name="P5" style:family="paragraph" style:parent-style-name="Table_20_Contents">
      <style:paragraph-properties fo:text-align="justify" style:justify-single-word="false"/>
      <style:text-properties style:font-name="Times New Roman" fo:font-size="14pt" officeooo:rsid="000fe85c" officeooo:paragraph-rsid="0002de63" style:font-size-asian="14pt" style:font-size-complex="14pt"/>
    </style:style>
    <style:style style:name="P6" style:family="paragraph" style:parent-style-name="Table_20_Contents">
      <style:paragraph-properties fo:text-align="justify" style:justify-single-word="false"/>
      <style:text-properties style:font-name="Times New Roman" fo:font-size="14pt" officeooo:paragraph-rsid="0002de63" style:font-size-asian="14pt" style:font-size-complex="14pt"/>
    </style:style>
    <style:style style:name="P7" style:family="paragraph" style:parent-style-name="Table_20_Contents">
      <style:paragraph-properties fo:text-align="justify" style:justify-single-word="false"/>
      <style:text-properties style:font-name="Times New Roman" fo:font-size="14pt" officeooo:rsid="001404fb" officeooo:paragraph-rsid="0002de63" style:font-size-asian="14pt" style:font-size-complex="14pt"/>
    </style:style>
    <style:style style:name="P8" style:family="paragraph" style:parent-style-name="Table_20_Contents">
      <style:paragraph-properties fo:margin-top="0.0398in" fo:margin-bottom="0.0398in" loext:contextual-spacing="false" fo:text-align="start" style:justify-single-word="false"/>
      <style:text-properties style:font-name="Times New Roman" fo:font-size="14pt" officeooo:paragraph-rsid="0002de63" style:font-size-asian="14pt" style:font-size-complex="14pt"/>
    </style:style>
    <style:style style:name="P9" style:family="paragraph" style:parent-style-name="Table_20_Contents">
      <style:paragraph-properties fo:margin-top="0.0398in" fo:margin-bottom="0.0398in" loext:contextual-spacing="false" fo:text-align="start" style:justify-single-word="false"/>
      <style:text-properties style:font-name="Times New Roman" fo:font-size="14pt" officeooo:rsid="000fe85c" officeooo:paragraph-rsid="0002de63" style:font-size-asian="14pt" style:font-size-complex="14pt"/>
    </style:style>
    <style:style style:name="P10" style:family="paragraph" style:parent-style-name="Table_20_Contents">
      <style:paragraph-properties fo:margin-top="0.0398in" fo:margin-bottom="0.0398in" loext:contextual-spacing="false" fo:text-align="start" style:justify-single-word="false"/>
      <style:text-properties style:font-name="Times New Roman" fo:font-size="14pt" officeooo:rsid="001404fb" officeooo:paragraph-rsid="0002de63" style:font-size-asian="14pt" style:font-size-complex="14pt"/>
    </style:style>
    <style:style style:name="P11" style:family="paragraph" style:parent-style-name="Table_20_Contents">
      <style:paragraph-properties fo:margin-top="0.0791in" fo:margin-bottom="0.0791in" loext:contextual-spacing="false" fo:text-align="start" style:justify-single-word="false"/>
      <style:text-properties style:font-name="Times New Roman" fo:font-size="14pt" officeooo:rsid="000fe85c" officeooo:paragraph-rsid="0002de63" style:font-size-asian="14pt" style:font-size-complex="14pt"/>
    </style:style>
    <style:style style:name="P12" style:family="paragraph" style:parent-style-name="Preformatted_20_Text">
      <style:text-properties style:font-name="Times New Roman" fo:font-size="14pt" fo:font-weight="bold" style:font-size-asian="14pt" style:font-weight-asian="bold" style:font-size-complex="14pt" style:font-weight-complex="bold"/>
    </style:style>
    <style:style style:name="P13" style:family="paragraph" style:parent-style-name="Preformatted_20_Text">
      <style:text-properties style:font-name="Times New Roman" fo:font-size="14pt" style:font-size-asian="14pt" style:font-size-complex="14pt"/>
    </style:style>
    <style:style style:name="P14"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rsid="000f7196" officeooo:paragraph-rsid="0002de63" style:font-name-asian="Times New Roman2" style:font-size-asian="14pt" style:font-weight-asian="bold" style:font-name-complex="Times New Roman2" style:font-size-complex="14pt" style:font-weight-complex="bold"/>
    </style:style>
    <style:style style:name="P15"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rsid="0015e75b" officeooo:paragraph-rsid="0002de63" style:font-name-asian="Times New Roman2" style:font-size-asian="14pt" style:font-weight-asian="bold" style:font-name-complex="Times New Roman2" style:font-size-complex="14pt" style:font-weight-complex="bold"/>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rsid="0016d8e5" officeooo:paragraph-rsid="0002de63" style:font-name-asian="Times New Roman2" style:font-size-asian="14pt" style:font-weight-asian="bold" style:font-name-complex="Times New Roman2" style:font-size-complex="14pt" style:font-weight-complex="bold"/>
    </style:style>
    <style:style style:name="P17"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rsid="0016d8e5" officeooo:paragraph-rsid="0004fb5c" style:font-name-asian="Times New Roman2" style:font-size-asian="14pt" style:font-weight-asian="bold" style:font-name-complex="Times New Roman2" style:font-size-complex="14pt" style:font-weight-complex="bold"/>
    </style:style>
    <style:style style:name="P18"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rsid="00030ffe" officeooo:paragraph-rsid="00030ffe" style:font-name-asian="Times New Roman2" style:font-size-asian="14pt" style:font-weight-asian="bold" style:font-name-complex="Times New Roman2" style:font-size-complex="14pt" style:font-weight-complex="bold"/>
    </style:style>
    <style:style style:name="P19"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fo:color="#000000" style:font-name="Times New Roman" fo:font-size="14pt" fo:font-weight="bold" officeooo:paragraph-rsid="0002de63"/>
    </style:style>
    <style:style style:name="P2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style:font-name="Times New Roman" fo:font-size="14pt" officeooo:rsid="000f7196" officeooo:paragraph-rsid="0002de63" style:font-size-asian="14pt" style:font-size-complex="14pt"/>
    </style:style>
    <style:style style:name="P21"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text-indent="0in" style:auto-text-indent="false" fo:background-color="#ffffff"/>
      <style:text-properties style:font-name="Times New Roman" fo:font-size="14pt" officeooo:paragraph-rsid="0002de63"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726a8" style:font-weight-asian="normal" style:font-weight-complex="normal"/>
    </style:style>
    <style:style style:name="T3" style:family="text">
      <style:text-properties fo:font-weight="normal" officeooo:rsid="00030ffe" style:font-weight-asian="normal" style:font-weight-complex="normal"/>
    </style:style>
    <style:style style:name="T4" style:family="text">
      <style:text-properties fo:font-weight="normal" officeooo:rsid="0004fb5c" style:font-weight-asian="normal" style:font-weight-complex="normal"/>
    </style:style>
    <style:style style:name="T5" style:family="text">
      <style:text-properties fo:font-weight="normal" officeooo:rsid="001726a8" style:font-name-asian="Times New Roman2" style:font-size-asian="14pt" style:font-weight-asian="normal" style:font-name-complex="Times New Roman2" style:font-size-complex="14pt" style:font-weight-complex="normal"/>
    </style:style>
    <style:style style:name="T6" style:family="text">
      <style:text-properties fo:font-weight="normal" officeooo:rsid="0004fb5c" style:font-name-asian="Times New Roman2" style:font-size-asian="14pt" style:font-weight-asian="normal" style:font-name-complex="Times New Roman2" style:font-size-complex="14pt" style:font-weight-complex="normal"/>
    </style:style>
    <style:style style:name="T7" style:family="text">
      <style:text-properties fo:color="#000000"/>
    </style:style>
    <style:style style:name="T8" style:family="text">
      <style:text-properties fo:color="#000000" fo:font-weight="bold" style:font-name-asian="Times New Roman2" style:font-weight-asian="bold" style:font-name-complex="Times New Roman2" style:font-weight-complex="bold"/>
    </style:style>
    <style:style style:name="T9" style:family="text">
      <style:text-properties officeooo:rsid="000f7196"/>
    </style:style>
    <style:style style:name="T10" style:family="text">
      <style:text-properties officeooo:rsid="000fe85c"/>
    </style:style>
    <style:style style:name="T11" style:family="text">
      <style:text-properties officeooo:rsid="0012aed3"/>
    </style:style>
    <style:style style:name="T12" style:family="text">
      <style:text-properties style:text-underline-style="none"/>
    </style:style>
    <style:style style:name="T13" style:family="text">
      <style:text-properties fo:font-variant="normal" fo:text-transform="none" style:font-name="baomoi" fo:font-size="15pt" fo:letter-spacing="normal" fo:font-style="normal" fo:font-weight="normal" officeooo:rsid="0004fb5c" style:font-weight-asian="normal" style:font-weight-complex="normal"/>
    </style:style>
    <style:style style:name="T14" style:family="text">
      <style:text-properties fo:font-variant="normal" fo:text-transform="none" style:font-name="baomoi" fo:letter-spacing="normal" fo:font-style="normal" fo:font-weight="normal" officeooo:rsid="0004fb5c" style:font-size-asian="14pt" style:font-weight-asian="normal" style:font-size-complex="14pt" style:font-weight-complex="normal"/>
    </style:style>
    <style:style style:name="T15" style:family="text">
      <style:text-properties fo:font-variant="normal" fo:text-transform="none" fo:letter-spacing="normal" fo:font-style="normal" fo:font-weight="normal" officeooo:rsid="0004fb5c" style:font-size-asian="14pt" style:font-weight-asian="normal" style:font-size-complex="14pt" style:font-weight-complex="normal"/>
    </style:style>
    <style:style style:name="T16" style:family="text">
      <style:text-properties fo:font-variant="normal" fo:text-transform="none" fo:letter-spacing="normal" fo:font-style="normal" fo:font-weight="normal" officeooo:rsid="0004fb5c" style:font-name-asian="Times New Roman2" style:font-size-asian="14pt" style:font-weight-asian="normal" style:font-name-complex="Times New Roman2"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âu hỏi 1: Em hãy nêu thêm 2 ví dụ về dịch vụ được coi là HPT (ngoài 2 ví dụ WWW và Email đã trình bày trên lớp). Dựa vào định nghĩa, giải thích tại sao chúng được coi là HPT. </text:p>
      <text:p text:style-name="P12"/>
      <text:p text:style-name="P13">- 2 ví dụ về dịch vụ được coi là hệ phân tán: E-commerce, E-learning.</text:p>
      <text:p text:style-name="P13">- Giải thích:</text:p>
      <text:p text:style-name="P13"><text:tab/>+ Các máy tính được kết nối với nhau thành 1 hệ thống thống nhất.</text:p>
      <text:p text:style-name="P13"><text:tab/>+ Hệ thống E-learning khi sử dụng sẽ giống như học 1-1.</text:p>
      <text:p text:style-name="P13"/>
      <text:p text:style-name="P12">Câu hỏi 2: Tại sao nói tính chia sẻ tài nguyên của Hệ Phân Tán có khả năng: Giảm chi phí, tăng tính sẵn sàng và hỗ trợ làm việc nhóm? Tuy nhiên lại tăng rủi ro về an toàn thông tin? Giải thích.</text:p>
      <text:p text:style-name="P12"/>
      <text:p text:style-name="P13">- Giảm chi phí: 1 nguồn tài nguyên (cơ sở dữ liệu, hệ thống tập tin...) có thể chia sẻ để nhiều người có thể sử dụng.</text:p>
      <text:p text:style-name="P13">- Tăng tính sẵn sàng: Khi sử dụng 1 nguồn tài nguyên chưa có sẵn ta có thể sử dụng được nó từ những máy tính đã có sẵn nguồn tài nguyên đó.</text:p>
      <text:p text:style-name="P13">- Hỗ trợ làm việc nhóm: Mọi người có thể làm việc chung và chia sẻ tài nguyên một cách dễ dàng.</text:p>
      <text:p text:style-name="P13">- Tăng rủi ro về an toàn thông tin: Các vấn đề đe dọa đến bảo mật của hệ thống:</text:p>
      <text:p text:style-name="P13"><text:tab/><text:span text:style-name="T12">+</text:span> Truy cập trái phép: một client không được ủy quyền nhưng lại tìm cách truy cập được vào dịch vụ, dữ liệu.</text:p>
      <text:p text:style-name="P13"><text:tab/>+ Phá hoại: các dịch vụ, dữ liệu có thể bị 1 client phá hoại nhằm làm cho người khác không thấy được.</text:p>
      <text:p text:style-name="P13"><text:tab/>+ Biến đổi: các dịch vụ, dữ liệu có thể bị 1 client cố ý thay đổi với mục đích xấu.</text:p>
      <text:p text:style-name="P13"><text:tab/>+ Thêm hoạt động: phát sinh các dữ liệu hay hoạt động bất thường.</text:p>
      <text:p text:style-name="P13"/>
      <text:p text:style-name="P12">Câu hỏi 3: Liên quan đến tính trong suốt, giải thích tại sao nhà quản trị hệ thống phải xem xét việc cân bằng giữa hiệu năng và độ trong suốt? Đưa ra ví dụ cụ thể để giải thích.</text:p>
      <text:p text:style-name="P12"/>
      <text:p text:style-name="P13">- Cân bằng giữa hiệu năng và độ trong suốt: để đảm bảo khi client sử dụng tài nguyên thì không phải chịu sự chậm trễ hoặc thay đổi quá mức. </text:p>
      <text:p text:style-name="P13">- Ví dụ về Relocation transparency:</text:p>
      <text:p text:style-name="P13"><text:tab/>+ Khi người dùng sử dụng điện thoại và cung cấp tài nguyên cho client khác sử dụng.</text:p>
      <text:p text:style-name="P13"><text:tab/>+ Sau đó người sử dụng điện thoại di chuyển làm khoảng cách địa lý xa hơn, gây chậm trễ cho client khi sử dụng với tài nguyên.</text:p>
      <text:p text:style-name="P13"><text:tab/>+ Trường hợp này cần hỗ trợ cho client để cải thiện sự chậm trễ.</text:p>
      <text:p text:style-name="P13"/>
      <text:p text:style-name="P13"/>
      <text:p text:style-name="P12"><text:soft-page-break/>Câu hỏi 4: Tại sao giao diện (Interface) lại quan trọng đối với Tính mở của Hệ Phân Tán? </text:p>
      <text:p text:style-name="P12"/>
      <text:p text:style-name="P13">- Tính mở của hệ phân tán được hiểu là hệ thống cung cấp các dịch vụ theo các quy tắc chuẩn mô tả cú pháp và ngữ nghĩa của dịch vụ đó.</text:p>
      <text:p text:style-name="P13">- Trong hệ phân tán thì các dịch vụ thường đặc tả qua các giao diện bằng ngôn ngữ đặc tả giao diện, vì thế chỉ quan tâm đến cú pháp. Nó cho phép các dịch vụ khác nhau cùng nhau hoạt động.</text:p>
      <text:p text:style-name="P13">- Giao diện là quan trọng đối với tính mở của hệ phân tán bởi vì nếu giao diện của hệ phân tán được đặc tả đầy đủ và đúng đắn thì:</text:p>
      <text:p text:style-name="P13"><text:tab/>+ Các thành phần hệ thống khác nhau có thể làm việc với nhau.</text:p>
      <text:p text:style-name="P13"><text:tab/>+ Nếu 2 hệ phân tán A và B cùng giao diện thì một ứng dụng được phát triển trên A có thể thực hiện trên B mà không cần thay đổi gì.</text:p>
      <text:p text:style-name="P13"/>
      <text:p text:style-name="P20"><text:span text:style-name="T8">Câu 5:</text:span><text:span text:style-name="T7"> <text:s/></text:span><text:span text:style-name="T8">So sánh 2 kiểu HĐH DOS và NOS. Giải thích tại sao Middleware là sự kết hợp ưu điểm của cả 2 mô hình trên.</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
          </table:table-cell>
          <table:table-cell table:style-name="Table1.A1" office:value-type="string">
            <text:p text:style-name="P3"><text:span text:style-name="T9">N</text:span>OS</text:p>
            <text:p text:style-name="P1">Network Operating System</text:p>
          </table:table-cell>
          <table:table-cell table:style-name="Table1.C1" office:value-type="string">
            <text:p text:style-name="P3">DOS</text:p>
            <text:p text:style-name="P1">Distributed Operating System</text:p>
          </table:table-cell>
        </table:table-row>
        <table:table-row>
          <table:table-cell table:style-name="Table1.A2" office:value-type="string">
            <text:p text:style-name="P8"/>
            <text:p text:style-name="P8">Định n<text:span text:style-name="T9">ghĩa</text:span></text:p>
          </table:table-cell>
          <table:table-cell table:style-name="Table1.A2" office:value-type="string">
            <text:p text:style-name="P4">Hệ thống máy tính được thiết kế chủ yếu để hỗ trợ máy trạm, máy tính cá nhân, <text:span text:style-name="T10">trong một số trường hợp, terminal được kế nối trên một mạng cục bộ.</text:span></text:p>
          </table:table-cell>
          <table:table-cell table:style-name="Table1.C2" office:value-type="string">
            <text:p text:style-name="P5">Hệ điều hành quản lý một số máy tính và phần cứng tạo nên một hệ phân tán.</text:p>
          </table:table-cell>
        </table:table-row>
        <table:table-row>
          <table:table-cell table:style-name="Table1.A2" office:value-type="string">
            <text:p text:style-name="P11">Mục đích</text:p>
          </table:table-cell>
          <table:table-cell table:style-name="Table1.A2" office:value-type="string">
            <text:p text:style-name="P5">Cung cấp các dịch vụ địa phương cho client từ xa.</text:p>
          </table:table-cell>
          <table:table-cell table:style-name="Table1.C2" office:value-type="string">
            <text:p text:style-name="P6">Ẩn dấu <text:span text:style-name="T10">và quản lý tài nguyên phần cứng.</text:span></text:p>
          </table:table-cell>
        </table:table-row>
        <table:table-row table:style-name="Table1.4">
          <table:table-cell table:style-name="Table1.A2" office:value-type="string">
            <text:p text:style-name="P11">Sử dụng</text:p>
          </table:table-cell>
          <table:table-cell table:style-name="Table1.A2" office:value-type="string">
            <text:p text:style-name="P5">NOS là một hệ điều hành không chặt chẽ cho các máy tính không đồng nhất. <text:span text:style-name="T11">(mạng LAN và WAN)</text:span></text:p>
          </table:table-cell>
          <table:table-cell table:style-name="Table1.C2" office:value-type="string">
            <text:p text:style-name="P6">DOS là <text:span text:style-name="T10">hệ điều hành chặt chẽ cho nhiều bộ vi xử lý và các máy tính đồng nhất.</text:span></text:p>
          </table:table-cell>
        </table:table-row>
        <table:table-row>
          <table:table-cell table:style-name="Table1.A2" office:value-type="string">
            <text:p text:style-name="P9">Kiến trúc</text:p>
          </table:table-cell>
          <table:table-cell table:style-name="Table1.A2" office:value-type="string">
            <text:p text:style-name="P5">2 tầng client/server.</text:p>
          </table:table-cell>
          <table:table-cell table:style-name="Table1.C2" office:value-type="string">
            <text:p text:style-name="P5">n tầng client/server.</text:p>
          </table:table-cell>
        </table:table-row>
        <table:table-row>
          <table:table-cell table:style-name="Table1.A2" office:value-type="string">
            <text:p text:style-name="P9">Các kiểu</text:p>
          </table:table-cell>
          <table:table-cell table:style-name="Table1.A2" office:value-type="string">
            <text:p text:style-name="P5">2 kiểu: Đa máy tính và đa xử lý.</text:p>
          </table:table-cell>
          <table:table-cell table:style-name="Table1.C2" office:value-type="string">
            <text:p text:style-name="P5">2 kiểu: <text:s/>peer-to-peer và client/server</text:p>
          </table:table-cell>
        </table:table-row>
        <table:table-row>
          <table:table-cell table:style-name="Table1.A2" office:value-type="string">
            <text:p text:style-name="P9">Giao tiếp</text:p>
          </table:table-cell>
          <table:table-cell table:style-name="Table1.A2" office:value-type="string">
            <text:p text:style-name="P5">Sử dụng file</text:p>
          </table:table-cell>
          <table:table-cell table:style-name="Table1.C2" office:value-type="string">
            <text:p text:style-name="P5">Sử dụng messages</text:p>
          </table:table-cell>
        </table:table-row>
        <table:table-row>
          <table:table-cell table:style-name="Table1.A2" office:value-type="string">
            <text:p text:style-name="P9">Trong suốt</text:p>
          </table:table-cell>
          <table:table-cell table:style-name="Table1.A2" office:value-type="string">
            <text:p text:style-name="P5">Thấp</text:p>
          </table:table-cell>
          <table:table-cell table:style-name="Table1.C2" office:value-type="string">
            <text:p text:style-name="P5">Cao</text:p>
          </table:table-cell>
        </table:table-row>
        <table:table-row>
          <table:table-cell table:style-name="Table1.A2" office:value-type="string">
            <text:p text:style-name="P10">Mở</text:p>
          </table:table-cell>
          <table:table-cell table:style-name="Table1.A2" office:value-type="string">
            <text:p text:style-name="P7">Mở</text:p>
          </table:table-cell>
          <table:table-cell table:style-name="Table1.C2" office:value-type="string">
            <text:p text:style-name="P7">Đóng</text:p>
          </table:table-cell>
        </table:table-row>
      </table:table>
      <text:p text:style-name="P14"/>
      <text:p text:style-name="P15"><text:span text:style-name="T1">Middleware thừa kế tính trong suốt của DOS và tính mở của NOS.</text:span></text:p>
      <text:p text:style-name="P15"><text:span text:style-name="T1">=&gt; Middleware là sự kết hợp ưu điểm của cả 2 kiểu hệ điều hành DOS và NOS.</text:span></text:p>
      <text:p text:style-name="P16"><text:soft-page-break/></text:p>
      <text:p text:style-name="P16">Câu 6: Trình bày về những cơ chế “phân tán” có trong nền tảng Blockchain, ứng dụng vào mô hình sử dụng Bitcoin.</text:p>
      <text:p text:style-name="P16"/>
      <text:p text:style-name="P16">- <text:span text:style-name="T1">Cơ chế phân tán trong Blockchain:</text:span></text:p>
      <text:p text:style-name="P16"><text:span text:style-name="T1"><text:tab/>+ Hoạt động theo mô hình peer-to-peer, mỗi nút mạng là một nơi lưu trữ dữ liệu ngang hàng.</text:span></text:p>
      <text:p text:style-name="P16"><text:span text:style-name="T1"><text:tab/>+ Các </text:span><text:span text:style-name="T2">hoạt động</text:span><text:span text:style-name="T1"> diễn ra độc lập 1-1 mà không cần bên thứ 3 xác nhận.</text:span></text:p>
      <text:p text:style-name="P16"><text:span text:style-name="T1"><text:tab/>+ </text:span><text:span text:style-name="T2">Có một cuốn sổ cái công khai làm nhiệm vụ ghi lại mọi hoạt động trên toàn bộ hệ thống theo thứ tự.</text:span></text:p>
      <text:p text:style-name="P16"><text:span text:style-name="T2"><text:tab/>+ Khi có một thao tác không hợp lệ, hệ thống sẽ loại bỏ nó bằng cách chọn theo số đông. Càng có nhiều máy tính tham gia vào hệ thống ngang hàng cho blockchain thì sức mạnh xử lý và độ an toàn của hệ thống blockchain đó càng cao.</text:span></text:p>
      <text:p text:style-name="P16"><text:span text:style-name="T1">- Ứng dụng </text:span><text:span text:style-name="T2">vào mô hình sử dụng Bitcoin:</text:span></text:p>
      <text:p text:style-name="P17"><text:span text:style-name="T2"><text:tab/>+ </text:span><text:span text:style-name="T3">Đồng tiền ảo là đơn vị trao đổi kỹ thuật số được lưu lại hoàn toàn trong blockchain sử dụng kỹ thuật mã hóa. Những đồng tiền ảo này đảm bảo sự xác nhận chính xác và đáng tin cậy nhất đối với mọi giao dịch. Và hiện nay Bitcoin là đồng tiền ảo phổ biến nhất.</text:span></text:p>
      <text:p text:style-name="P19"><text:span text:style-name="T5"><text:tab/></text:span><text:span text:style-name="T6">+ </text:span><text:span text:style-name="T15">Bitcoin được sinh ra và vận hành bởi một hệ thống máy tính ngang hàng (peer-to-peer) của cộng đồng người sử dụng đồng tiền này</text:span><text:span text:style-name="T16">.</text:span></text:p>
      <text:p text:style-name="P19"><text:span text:style-name="T16"><text:tab/>+ Người dùng tạo ra Bitcoin thông qua việc xử lý một chuỗi thuật toán phức tạp.</text:span></text:p>
      <text:p text:style-name="P16"><text:span text:style-name="T3"><text:tab/></text:span><text:span text:style-name="T4">+ Khả năng ẩn danh trong mỗi giao dịch.</text:span></text:p>
      <text:p text:style-name="P16"><text:span text:style-name="T3"><text:tab/>+ Mỗi người sử dụng bitcoin sẽ được cấp 1 địa chỉ ví là nơi lưu trữ bitcoin.</text:span></text:p>
      <text:p text:style-name="P18"><text:span text:style-name="T1"><text:tab/>+ Bất kỳ ai cũng có thể gửi bitcoin đến ví nhưng chỉ chủ sở hữu ví mới có thể gửi bitcoin đi (với khóa riêng tư).</text:span></text:p>
      <text:p text:style-name="P18"><text:span text:style-name="T1"><text:tab/>+ Việc sở hữu bitcoin có thể coi như là nắm giữ khóa riêng tư của một địa chỉ ví điện tử.</text:span></text:p>
      <text:p text:style-name="P18"><text:span text:style-name="T1"><text:tab/>+ Nếu khóa riêng tư bị mất thì hệ thống cũng không thể xác nhận được việc sở hữu số bitcoin đó và số bitcoin trong địa chỉ đó cũng biến mất.</text:span></text:p>
      <text:p text:style-name="P18"><text:span text:style-name="T1"><text:tab/>+ Cho phép người dùng thanh toán với nhau trực tiếp mà không cần bên thứ 3 xác nhận.</text:span></text:p>
      <text:p text:style-name="P18"><text:span text:style-name="T1"/></text:p>
      <text:p text:style-name="P21"><text:span text:style-name="T1"/></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svg:font-family="'Time new'"/>
    <style:font-face style:name="Times new" svg:font-family="'Times new'"/>
    <style:font-face style:name="baomoi" svg:font-family="baomoi, 'San Francisco', 'Helvetica Neue', Helvetica, Arial, sans-serif"/>
    <style:font-face style:name="q serif" svg:font-family="'q serif', Georgia, Times, 'Times New Roman', 'Hiragino Kaku Gothic Pro', Meiryo, 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21:04:40.934926068</dc:date>
    <meta:editing-duration>PT16M40S</meta:editing-duration>
    <meta:editing-cycles>4</meta:editing-cycles>
    <meta:generator>LibreOffice/5.4.5.1$Linux_X86_64 LibreOffice_project/40m0$Build-1</meta:generator>
    <meta:document-statistic meta:table-count="1" meta:image-count="0" meta:object-count="0" meta:page-count="3" meta:paragraph-count="73" meta:word-count="1224" meta:character-count="5413" meta:non-whitespace-character-count="4233"/>
  </office:meta>
</office:document-meta>
</file>